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50400000355B4F0DC8B79F81974.png" manifest:media-type="image/png"/>
  <manifest:file-entry manifest:full-path="Pictures/10000001000001620000011C2D87F82B6FE4BCDA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FandolFang R" svg:font-family="'FandolFang R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Arrow_20_Line">
      <style:graphic-properties draw:textarea-vertical-align="middle"/>
      <style:paragraph-properties style:writing-mode="lr-tb"/>
    </style:style>
    <style:style style:name="gr3" style:family="graphic" style:parent-style-name="Arrow_20_Line" style:list-style-name="L1">
      <style:graphic-properties draw:textarea-vertical-align="middle" draw:placing="below"/>
      <style:paragraph-properties style:writing-mode="lr-tb"/>
    </style:style>
    <style:style style:name="gr4" style:family="graphic" style:parent-style-name="Arrow_20_Line" style:list-style-name="L1">
      <style:graphic-properties draw:textarea-vertical-align="middle" draw:line-distance="0.804cm" draw:placing="below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style:letter-kerning="true" style:font-name-asian="FandolFang R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9.365cm" svg:height="7.513cm" svg:x="6.112cm" svg:y="12.515cm">
          <draw:image xlink:href="Pictures/10000001000001620000011C2D87F82B6FE4BCDA.png" xlink:type="simple" xlink:show="embed" xlink:actuate="onLoad" draw:mime-type="image/png">
            <text:p/>
          </draw:image>
        </draw:frame>
        <draw:measure draw:style-name="gr2" draw:text-style-name="P1" draw:layer="measurelines" svg:x1="7.859cm" svg:y1="14.525cm" svg:x2="13.335cm" svg:y2="14.499cm">
          <text:p text:style-name="P2">IBreite</text:p>
        </draw:measure>
        <draw:measure draw:style-name="gr2" draw:text-style-name="P1" draw:layer="measurelines" svg:x1="13.388cm" svg:y1="14.578cm" svg:x2="13.415cm" svg:y2="18.891cm">
          <text:p text:style-name="P2">IHöhe</text:p>
        </draw:measure>
      </draw:page>
      <draw:page draw:name="page2" draw:style-name="dp1" draw:master-page-name="Standard">
        <draw:frame draw:style-name="gr1" draw:text-style-name="P1" draw:layer="layout" svg:width="18.999cm" svg:height="12.621cm" svg:x="1.295cm" svg:y="9.961cm">
          <draw:image xlink:href="Pictures/100000010000050400000355B4F0DC8B79F81974.png" xlink:type="simple" xlink:show="embed" xlink:actuate="onLoad" draw:mime-type="image/png">
            <text:p/>
          </draw:image>
        </draw:frame>
        <draw:measure draw:style-name="gr3" draw:text-style-name="P2" draw:layer="measurelines" svg:x1="3.81cm" svg:y1="15.928cm" svg:x2="11.113cm" svg:y2="22.436cm">
          <text:p text:style-name="P2"><text:measure text:kind="gap"/><text:measure text:kind="value">97,82</text:measure><text:s/><text:measure text:kind="unit">mm</text:measure><text:measure text:kind="gap"/></text:p>
        </draw:measure>
        <draw:measure draw:style-name="gr4" draw:text-style-name="P2" draw:layer="measurelines" svg:x1="11.166cm" svg:y1="22.41cm" svg:x2="17.516cm" svg:y2="19.923cm">
          <text:p text:style-name="P2"><text:measure text:kind="gap"/><text:measure text:kind="value">68,2</text:measure><text:s/><text:measure text:kind="unit">mm</text:measure><text:measure text:kind="gap"/></text:p>
        </draw:measure>
        <draw:measure draw:style-name="gr2" draw:text-style-name="P1" draw:layer="measurelines" svg:x1="18.23cm" svg:y1="14.023cm" svg:x2="17.489cm" svg:y2="19.817cm">
          <text:p text:style-name="P2"><text:measure text:kind="gap"/><text:measure text:kind="value">58,41</text:measure><text:s/><text:measure text:kind="unit">mm</text:measure><text:measure text:kind="gap"/></text:p>
        </draw:measur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FandolFang R" svg:font-family="'FandolFang R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Roboto" svg:font-family="Roboto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FandolFang R" style:font-family-asian="'FandolFang R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12-12T15:11:54.042347148</meta:creation-date>
    <dc:date>2023-12-12T15:35:18.029321168</dc:date>
    <meta:editing-duration>PT3M3S</meta:editing-duration>
    <meta:editing-cycles>1</meta:editing-cycles>
    <meta:document-statistic meta:object-count="7"/>
    <meta:generator>LibreOffice/7.2.2.2$Linux_X86_64 LibreOffice_project/20$Build-2</meta:generator>
  </office:meta>
</office:document-meta>
</file>